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e4ef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e4ef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e4ef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e4ef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e4ef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e4ef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e4ef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e4ef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e4ef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e4ef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e4ef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e4ef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e4ef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e4ef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e4ef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e4ef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e4ef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Miguel Enrique Chigua Ramos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5/5/201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715596278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1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Daniel José Chigua Blanc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30771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8:53.41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5" meta:non-whitespace-character-count="997"/>
    <meta:template xlink:type="simple" xlink:actuate="onRequest" xlink:title="Normal" xlink:href=""/>
  </office:meta>
</office:document-meta>
</file>